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7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number-columns-repeated="5"/>
          <table:table-cell table:style-name="ce3" office:value-type="string" calcext:value-type="string" table:number-columns-spanned="8" table:number-rows-spanned="1">
            <text:p><text:span text:style-name="T1">CONTROL SIGNALS</text:span>     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 table:number-columns-spanned="2" table:number-rows-spanned="1">
            <text:p>1. ADD R1,R2,R3</text:p>
          </table:table-cell>
          <table:covered-table-cell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. ADDI R3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3. SUB R1,R2,R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ub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. SUBI R1,IMM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ub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. AND R1,R2,R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n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6. ANDI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n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. OR R1,R2,R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or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. OR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or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. XOR R1,R2,R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xor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0. XORI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xor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1. NOT R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not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2. SLA R1,R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la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3. SLAI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la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4. SRA R1,R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ra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5. SRAI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ra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6. SRL R1,R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rl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7. SRLI R1,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rl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8. LD R1,SHAMT(R2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9. ST R1,SHAMT(R2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. LDSP SP,SHAMT(R2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1. STSP SP,SHAMT(R2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22. BR 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23. BMI R1, 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24. BPL R1, 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25. BZ R1, IM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26. PUSH R1 = 1. ST R1,0(SP) 2. SUBI,SP,4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ub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27. POP R1 = 1. LD R1,0(SP) 2. ADDI,SP,4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 table:number-columns-spanned="7" table:number-rows-spanned="1">
            <text:p>28. CALL IMM1 ---&gt; 1. SUBI SP,4 <text:s text:c="15"/>2. Mem[SP] &lt;= PC + 4 <text:s text:c="9"/>3. BR IMM1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2" table:number-rows-spanned="1">
            <text:p>A.)SUBI SP,4</text:p>
          </table:table-cell>
          <table:covered-table-cell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sub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2" table:number-rows-spanned="1">
            <text:p>B.)Mem[SP] &lt;= PC + 4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.) BR PC,IMM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3" table:number-rows-spanned="1">
            <text:p>29. RET ---&gt; A.)PC = Mem[SP]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2" table:number-rows-spanned="1">
            <text:p>B.) ADDI SP,IMM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30. MOVE R1,R2 ---&gt; ADD R1,R2,R0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add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31. HALT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EX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  <text:p/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32. NOP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ad PC</text:p>
          </table:table-cell>
          <table:table-cell office:value-type="string" calcext:value-type="string">
            <text:p>Load </text:p>
            <text:p>NPC</text:p>
          </table:table-cell>
          <table:table-cell office:value-type="string" calcext:value-type="string">
            <text:p>Read</text:p>
            <text:p>IM</text:p>
          </table:table-cell>
          <table:table-cell office:value-type="string" calcext:value-type="string">
            <text:p>Load</text:p>
            <text:p>IR</text:p>
          </table:table-cell>
          <table:table-cell office:value-type="string" calcext:value-type="string">
            <text:p>ReadReg</text:p>
            <text:p>Port1</text:p>
          </table:table-cell>
          <table:table-cell office:value-type="string" calcext:value-type="string">
            <text:p>ReadReg</text:p>
            <text:p>Port2</text:p>
          </table:table-cell>
          <table:table-cell office:value-type="string" calcext:value-type="string">
            <text:p>LoadA</text:p>
          </table:table-cell>
          <table:table-cell office:value-type="string" calcext:value-type="string">
            <text:p>LoadB</text:p>
          </table:table-cell>
          <table:table-cell office:value-type="string" calcext:value-type="string">
            <text:p>LoadIMM</text:p>
          </table:table-cell>
          <table:table-cell office:value-type="string" calcext:value-type="string">
            <text:p>LoadIMM1</text:p>
          </table:table-cell>
          <table:table-cell office:value-type="string" calcext:value-type="string">
            <text:p>MuxALU1</text:p>
          </table:table-cell>
          <table:table-cell office:value-type="string" calcext:value-type="string">
            <text:p>MuxALU2</text:p>
          </table:table-cell>
          <table:table-cell office:value-type="string" calcext:value-type="string">
            <text:p>ALUfunc=</text:p>
          </table:table-cell>
          <table:table-cell office:value-type="string" calcext:value-type="string">
            <text:p>LoadALUOut</text:p>
          </table:table-cell>
          <table:table-cell office:value-type="string" calcext:value-type="string">
            <text:p>MuxPC</text:p>
          </table:table-cell>
          <table:table-cell office:value-type="string" calcext:value-type="string">
            <text:p>ReadDM</text:p>
          </table:table-cell>
          <table:table-cell office:value-type="string" calcext:value-type="string">
            <text:p>WriteDM</text:p>
          </table:table-cell>
          <table:table-cell office:value-type="string" calcext:value-type="string">
            <text:p>LoadLMD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WriteReg</text:p>
          </table:table-cell>
          <table:table-cell office:value-type="string" calcext:value-type="string">
            <text:p>MuxIMM</text:p>
          </table:table-cell>
          <table:table-cell office:value-type="string" calcext:value-type="string">
            <text:p>MUXREL</text:p>
          </table:table-cell>
          <table:table-cell office:value-type="string" calcext:value-type="string">
            <text:p>MuxDM</text:p>
          </table:table-cell>
          <table:table-cell office:value-type="string" calcext:value-type="string">
            <text:p>MuxRET</text:p>
          </table:table-cell>
          <table:table-cell office:value-type="string" calcext:value-type="string">
            <text:p>Ha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"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ID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EX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  <text:p/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M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B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1048171">
          <table:table-cell table:number-columns-repeated="1024"/>
        </table:table-row>
        <table:table-row table:style-name="ro7" table:number-rows-repeated="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X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0:20:41.592987434</meta:creation-date>
    <meta:editing-duration>PT7M54S</meta:editing-duration>
    <meta:editing-cycles>3</meta:editing-cycles>
    <meta:generator>LibreOffice/7.3.7.2$Linux_X86_64 LibreOffice_project/30$Build-2</meta:generator>
    <dc:date>2023-10-11T21:51:08.788509157</dc:date>
    <meta:document-statistic meta:table-count="1" meta:cell-count="5772" meta:object-count="0"/>
  </office:meta>
</office:document-meta>
</file>